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b9059" officeooo:paragraph-rsid="000b9059"/>
    </style:style>
    <style:style style:name="P2" style:family="paragraph" style:parent-style-name="Standard">
      <style:text-properties fo:font-weight="bold" officeooo:rsid="000b9059" officeooo:paragraph-rsid="000b9059" style:font-weight-asian="bold" style:font-weight-complex="bold"/>
    </style:style>
    <style:style style:name="P3" style:family="paragraph" style:parent-style-name="Standard">
      <style:text-properties fo:font-weight="bold" officeooo:rsid="000c9504" officeooo:paragraph-rsid="000c9504" style:font-weight-asian="bold" style:font-weight-complex="bold"/>
    </style:style>
    <style:style style:name="P4" style:family="paragraph" style:parent-style-name="Standard">
      <style:text-properties officeooo:paragraph-rsid="000b9059"/>
    </style:style>
    <style:style style:name="P5" style:family="paragraph" style:parent-style-name="Standard">
      <style:text-properties officeooo:rsid="000c9504" officeooo:paragraph-rsid="000c9504"/>
    </style:style>
    <style:style style:name="P6" style:family="paragraph" style:parent-style-name="Standard">
      <style:text-properties officeooo:rsid="000df5ea" officeooo:paragraph-rsid="000df5ea"/>
    </style:style>
    <style:style style:name="P7" style:family="paragraph" style:parent-style-name="Text_20_body">
      <style:text-properties officeooo:rsid="000c9504" officeooo:paragraph-rsid="000c9504"/>
    </style:style>
    <style:style style:name="P8" style:family="paragraph" style:parent-style-name="Preformatted_20_Text">
      <style:text-properties officeooo:rsid="000c9504" officeooo:paragraph-rsid="000c9504"/>
    </style:style>
    <style:style style:name="P9" style:family="paragraph" style:parent-style-name="Preformatted_20_Text">
      <style:text-properties officeooo:rsid="000df5ea" officeooo:paragraph-rsid="000df5ea"/>
    </style:style>
    <style:style style:name="P10" style:family="paragraph" style:parent-style-name="Preformatted_20_Text">
      <style:paragraph-properties fo:margin-top="0cm" fo:margin-bottom="0.499cm" loext:contextual-spacing="false"/>
    </style:style>
    <style:style style:name="P11" style:family="paragraph" style:parent-style-name="Preformatted_20_Text">
      <style:paragraph-properties fo:margin-top="0cm" fo:margin-bottom="0.499cm" loext:contextual-spacing="false"/>
      <style:text-properties officeooo:rsid="000fc24e" officeooo:paragraph-rsid="000fc24e"/>
    </style:style>
    <style:style style:name="T1" style:family="text">
      <style:text-properties officeooo:rsid="000b905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oser</text:p>
      <text:p text:style-name="P1"/>
      <text:p text:style-name="P1">Cada vez que você roda</text:p>
      <text:p text:style-name="P1"/>
      <text:p text:style-name="P1">php composer.phar update</text:p>
      <text:p text:style-name="P1"/>
      <text:p text:style-name="P1">você deve receber a última versão estável , quando usando a default constraint version ~3.2. Somente correção de bugs e versões menores devem ser usadas quando atualizando.</text:p>
      <text:p text:style-name="P1"/>
      <text:p text:style-name="P2">Servidor Embutido do PHP</text:p>
      <text:p text:style-name="P1"/>
      <text:p text:style-name="P4"><text:span text:style-name="T1">Do site do PHP: </text:span>Esse servidor web foi desenvolvido para auxiliar no desenvolvimento de aplicações. Ele também pode ser útil para testes ou para demonstrações de aplicações que forem executadas em ambientes contralados. Ele não foi desenvolvido para ser um web server completo. Ele não deve ser utilizado em uma rede pública. </text:p>
      <text:p text:style-name="P4"/>
      <text:p text:style-name="P4">A partir do PHP 5.4.0, o <text:span text:style-name="acronym">CLI</text:span> <text:span text:style-name="acronym">SAPI</text:span> fornece um servidor web embutido. </text:p>
      <text:p text:style-name="P4"/>
      <text:p text:style-name="P3">Iniciando o Servidor</text:p>
      <text:p text:style-name="P5"/>
      <text:p text:style-name="P8">cd ~/public_html</text:p>
      <text:p text:style-name="P10">php -S localhost:8000</text:p>
      <text:p text:style-name="P11">Ctrl+C para parar</text:p>
      <text:p text:style-name="P7"><text:span text:style-name="Strong_20_Emphasis">Iniciando o servidor web com um diretório raiz específico</text:span></text:p>
      <text:p text:style-name="Preformatted_20_Text">cd ~/public_html</text:p>
      <text:p text:style-name="P10">php -S localhost:8000 -t foo/</text:p>
      <text:p text:style-name="P6">Iniciará em:</text:p>
      <text:p text:style-name="P9">/home/me/public_html/foo</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cronym"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2T08:41:41.804000000</meta:creation-date>
    <dc:date>2016-05-12T08:52:48.870000000</dc:date>
    <meta:editing-duration>PT11M6S</meta:editing-duration>
    <meta:editing-cycles>4</meta:editing-cycles>
    <meta:generator>LibreOffice/5.1.2.2$Windows_x86 LibreOffice_project/d3bf12ecb743fc0d20e0be0c58ca359301eb705f</meta:generator>
    <meta:document-statistic meta:table-count="0" meta:image-count="0" meta:object-count="0" meta:page-count="1" meta:paragraph-count="16" meta:word-count="135" meta:character-count="855" meta:non-whitespace-character-count="734"/>
  </office:meta>
</office:document-meta>
</file>